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1aaa"/>
    </style:style>
    <style:style style:name="P2" style:family="paragraph" style:parent-style-name="Text_20_body">
      <style:text-properties officeooo:paragraph-rsid="0015fba5"/>
    </style:style>
    <style:style style:name="P3" style:family="paragraph" style:parent-style-name="Text_20_body">
      <style:text-properties officeooo:rsid="0015fba5" officeooo:paragraph-rsid="0015fba5"/>
    </style:style>
    <style:style style:name="P4" style:family="paragraph" style:parent-style-name="Text_20_body">
      <style:text-properties officeooo:rsid="0015fba5" officeooo:paragraph-rsid="00169b91"/>
    </style:style>
    <style:style style:name="P5" style:family="paragraph" style:parent-style-name="Text_20_body">
      <style:text-properties officeooo:paragraph-rsid="00169b91"/>
    </style:style>
    <style:style style:name="P6" style:family="paragraph" style:parent-style-name="Text_20_body">
      <style:text-properties officeooo:paragraph-rsid="0016f19f"/>
    </style:style>
    <style:style style:name="P7" style:family="paragraph" style:parent-style-name="Text_20_body">
      <style:text-properties officeooo:paragraph-rsid="0017a208"/>
    </style:style>
    <style:style style:name="P8" style:family="paragraph" style:parent-style-name="Text_20_body">
      <style:text-properties officeooo:rsid="00169b91" officeooo:paragraph-rsid="00169b91"/>
    </style:style>
    <style:style style:name="T1" style:family="text">
      <style:text-properties officeooo:rsid="00141aaa"/>
    </style:style>
    <style:style style:name="T2" style:family="text">
      <style:text-properties officeooo:rsid="0015fba5"/>
    </style:style>
    <style:style style:name="T3" style:family="text">
      <style:text-properties officeooo:rsid="00169b91"/>
    </style:style>
    <style:style style:name="T4" style:family="text">
      <style:text-properties officeooo:rsid="0016f1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1">Elara dejó atrás el puesto de Grendha<text:span text:style-name="T1"> llevando en la mano un trozo grande de pan recién horneado aún tibio y emprendió el camino hacia el puesto de antigüedades.</text:span></text:p>
      <text:p text:style-name="P1"><text:span text:style-name="T1">E</text:span>l aroma a especias y madera flota<text:span text:style-name="T1">ba en el aire y a</text:span> medida que avanzaba entre los puestos, su mente <text:span text:style-name="T1">se debatia</text:span> entre dudas y certezas.</text:p>
      <text:p text:style-name="P1">Grendha, pensó, no era en absoluto la figura siniestra que su primera impresión había dibujado. Había en sus ojos una bondad silenciosa que no supo ver al principio. </text:p>
      <text:p text:style-name="P2">Tal vez —se dijo— no solo Grendha, sino también el joven ladrón, merecían otra mirada. <text:span text:style-name="T2">El acto de d</text:span>evolver el amuleto <text:span text:style-name="T2">era bastante sorprendente</text:span>. </text:p>
      <text:p text:style-name="P2">Quizá juzgar con premura era uno de sus errores más persistentes.</text:p>
      <text:p text:style-name="P3">La conversacion que habia mantenido con Halven empezaba a cobrar cada vez mas valor.</text:p>
      <text:p text:style-name="P8">Ahora lo estaba entendiendo. </text:p>
      <text:p text:style-name="P4">Lo que nuestros ojos ven es un reflejo de lo que tenemos en nuestro interior, y asi nuestra imaginacion distorciona la realidad confundiendonos.</text:p>
      <text:p text:style-name="Text_20_body"/>
      <text:p text:style-name="Text_20_body">Sin embargo, su cuerpo comenzó a tensarse conforme se acercaba al puesto de Eldrihk, el anticuario. </text:p>
      <text:p text:style-name="Text_20_body"><text:span text:style-name="T3">C</text:span>ada paso se volvía más pesado que el anterior. El aire <text:span text:style-name="T4">a su </text:span>alrededor<text:span text:style-name="T4"> comenzo a sentirse</text:span> más frío, como si algo invisible filtrara la luz.</text:p>
      <text:p text:style-name="P5">Todo su cuerpo le decia que se alejase de el<text:span text:style-name="T3">, </text:span>que era peligroso<text:span text:style-name="T3">, </text:span>alguien de quien no debia fiarse. </text:p>
      <text:p text:style-name="P5">Un enemigo.</text:p>
      <text:p text:style-name="P5">A medida que se acercaba cada vez se sentia menos comoda con la idea de negociar con el.<text:span text:style-name="T3"> Y s</text:span>u inquietud crecia con cada paso que daba.</text:p>
      <text:p text:style-name="Text_20_body">El sentimiento de rechazo se apoderaba de ella lentamente. ya no estaba segura de necesitar el transporte. Ya no queria hablar con el.</text:p>
      <text:p text:style-name="Text_20_body">Quizas seria mejor continuar a pie. Rainy Valley no estaba tan lejos despues de todo.</text:p>
      <text:p text:style-name="Text_20_body">Fue entonces, en medio de esa tensión creciente, que la vio.</text:p>
      <text:p text:style-name="Text_20_body">Sus pensamientos fueron interrumpidos por la aparicion de la pequena Omhistrine que caminaba entre la gente un poco mas adelante.</text:p>
      <text:p text:style-name="P6">Entre la multitud<text:span text:style-name="T4">, su pequeña</text:span> figura emergió como si flotara sobre el caos. </text:p>
      <text:p text:style-name="P6"><text:span text:style-name="T4">El</text:span> rostro<text:span text:style-name="T4"> de Omhistrine</text:span> se iluminó al ver a Elara.</text:p>
      <text:p text:style-name="P6">La niña corrió hacia ella sin dudar, y <text:span text:style-name="T4">la abrazó por la cintura</text:span> con la ternura de quien encuentra su hogar.</text:p>
      <text:p text:style-name="Text_20_body"><text:soft-page-break/>—¿Adónde has estado? —preguntó Elara, con una sonrisa que le brotó sola, inesperada, casi infantil.</text:p>
      <text:p text:style-name="Text_20_body">—Te he estado buscando —respondió Omhistrine, con voz suave.</text:p>
      <text:p text:style-name="P6">Elara sintió cómo su pecho se aflojaba. El miedo se disipó, y la extrañeza que la rodeaba hasta hace un momento se convirtió en una cálida burbuja de calma. </text:p>
      <text:p text:style-name="P6">Partió el pan con las manos, cuidadosamente, y le ofreció la mitad a la niña, que lo aceptó con ojos grandes y agradecidos.</text:p>
      <text:p text:style-name="P6">Caminaron entre los puestos, comiendo el pan con deleite,<text:span text:style-name="T4"> juntas,</text:span> <text:span text:style-name="T4"><text:s/></text:span>y una felicidad sencilla que parecía suspendida en el aire. </text:p>
      <text:p text:style-name="P6">Elara no recordaba la última vez que se había sentido así: liviana, segura, acompañada.<text:line-break/>Eran amigas. Las mejores amigas del mundo. Y por un instante, nada más existía.</text:p>
      <text:p text:style-name="P7">El cielo se tiñó de un azul profundo, y la luz dorada del sol acariciaba los toldos del mercado.</text:p>
      <text:p text:style-name="P7">Y la tarde, de pronto, se volvio hermosa.</text:p>
      <text:p text:style-name="P7">Una de esas tardes que no se olvidan.</text:p>
      <text:p text:style-name="P7"><text:lin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1T10:06:36.296000000</meta:creation-date>
    <dc:date>2025-05-11T15:27:46.856000000</dc:date>
    <meta:editing-duration>PT5M26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0" meta:word-count="521" meta:character-count="2960" meta:non-whitespace-character-count="2458"/>
  </office:meta>
</office:document-meta>
</file>